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style:font-name="Arial" style:font-name-complex="Arial" fo:font-weight="bold" style:font-weight-asian="bold" fo:language="en" fo:country="US"/>
    </style:style>
    <style:style style:name="T3" style:parent-style-name="DefaultParagraphFont" style:family="text">
      <style:text-properties style:font-name="Arial" style:font-name-complex="Arial" fo:language="en" fo:country="US"/>
    </style:style>
    <style:style style:name="T4" style:parent-style-name="Hyperlink" style:family="text">
      <style:text-properties style:font-name="Arial" style:font-name-complex="Arial" fo:language="en" fo:country="US"/>
    </style:style>
    <style:style style:name="T5" style:parent-style-name="DefaultParagraphFont" style:family="text">
      <style:text-properties style:font-name="Arial" style:font-name-complex="Arial" fo:language="en" fo:country="US"/>
    </style:style>
    <style:style style:name="T6" style:parent-style-name="DefaultParagraphFont" style:family="text">
      <style:text-properties style:font-name="Arial" style:font-name-complex="Arial" fo:language="en" fo:country="US"/>
    </style:style>
    <style:style style:name="T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8" style:parent-style-name="DefaultParagraphFont" style:family="text">
      <style:text-properties style:font-name="Arial" style:font-name-complex="Arial" fo:language="en" fo:country="US"/>
    </style:style>
    <style:style style:name="P9" style:parent-style-name="Normal" style:family="paragraph">
      <style:text-properties style:font-name="Arial" style:font-name-complex="Arial" fo:language="en" fo:country="US"/>
    </style:style>
    <style:style style:name="T10" style:parent-style-name="DefaultParagraphFont" style:family="text">
      <style:text-properties style:font-name="Arial" style:font-name-complex="Arial" fo:language="en" fo:country="US"/>
    </style:style>
    <style:style style:name="T11" style:parent-style-name="Hyperlink" style:family="text">
      <style:text-properties style:font-name="Arial" style:font-name-complex="Arial" fo:language="en" fo:country="US"/>
    </style:style>
    <style:style style:name="T12" style:parent-style-name="DefaultParagraphFont" style:family="text">
      <style:text-properties style:font-name="Arial" style:font-name-complex="Arial" fo:language="en" fo:country="US"/>
    </style:style>
    <style:style style:name="T13" style:parent-style-name="DefaultParagraphFont" style:family="text">
      <style:text-properties style:font-name="Arial" style:font-name-complex="Arial" fo:language="en" fo:country="US"/>
    </style:style>
    <style:style style:name="T14" style:parent-style-name="Hyperlink" style:family="text">
      <style:text-properties style:font-name="Arial" style:font-name-complex="Arial" fo:language="en" fo:country="US"/>
    </style:style>
    <style:style style:name="T15" style:parent-style-name="DefaultParagraphFont" style:family="text">
      <style:text-properties style:font-name="Arial" style:font-name-complex="Arial" fo:language="en" fo:country="US"/>
    </style:style>
    <style:style style:name="T16" style:parent-style-name="DefaultParagraphFont" style:family="text">
      <style:text-properties style:font-name="Arial" style:font-name-complex="Arial" fo:language="en" fo:country="US"/>
    </style:style>
    <style:style style:name="T17" style:parent-style-name="Hyperlink" style:family="text">
      <style:text-properties style:font-name="Arial" style:font-name-complex="Arial" fo:language="en" fo:country="US"/>
    </style:style>
    <style:style style:name="T18" style:parent-style-name="Hyperlink" style:family="text">
      <style:text-properties style:font-name="Arial" style:font-name-complex="Arial" fo:language="en" fo:country="US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P20" style:parent-style-name="Normal" style:family="paragraph">
      <style:text-properties style:font-name="Arial" style:font-name-complex="Arial" fo:language="en" fo:country="US"/>
    </style:style>
    <style:style style:name="P21" style:parent-style-name="Normal" style:family="paragraph">
      <style:text-properties style:font-name="Arial" style:font-name-complex="Arial" fo:font-weight="bold" style:font-weight-asian="bold" fo:language="en" fo:country="US"/>
    </style:style>
    <style:style style:name="P22" style:parent-style-name="Normal" style:family="paragraph">
      <style:text-properties style:font-name="Arial" style:font-name-complex="Arial" fo:language="en" fo:country="US"/>
    </style:style>
    <style:style style:name="P23" style:parent-style-name="Normal" style:family="paragraph">
      <style:text-properties style:font-name="Arial" style:font-name-complex="Arial" fo:language="en" fo:country="US"/>
    </style:style>
    <style:style style:name="P24" style:parent-style-name="Normal" style:family="paragraph">
      <style:text-properties style:font-name="Arial" style:font-name-complex="Arial" fo:language="en" fo:country="US"/>
    </style:style>
    <style:style style:name="P25" style:parent-style-name="Normal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26" style:parent-style-name="Normal" style:family="paragraph">
      <style:text-properties style:font-name="Arial" style:font-name-complex="Arial" fo:font-weight="bold" style:font-weight-asian="bold" fo:language="en" fo:country="US"/>
    </style:style>
    <style:style style:name="P27" style:parent-style-name="Normal" style:family="paragraph">
      <style:text-properties style:font-name="Arial" style:font-name-complex="Arial" fo:language="en" fo:country="US"/>
    </style:style>
    <style:style style:name="P28" style:parent-style-name="Normal" style:family="paragraph">
      <style:text-properties style:font-name="Arial" style:font-name-complex="Arial" fo:font-style="italic" style:font-style-asian="italic" fo:font-size="8pt" style:font-size-asian="8pt" style:font-size-complex="8pt" fo:language="en" fo:country="US"/>
    </style:style>
    <style:style style:name="P29" style:parent-style-name="Normal" style:family="paragraph">
      <style:paragraph-properties fo:margin-bottom="0in"/>
      <style:text-properties style:font-name="Arial" style:font-name-complex="Arial" fo:font-style="italic" style:font-style-asian="italic" fo:font-size="8pt" style:font-size-asian="8pt" style:font-size-complex="8pt" fo:language="en" fo:country="US"/>
    </style:style>
    <style:style style:name="P30" style:parent-style-name="Normal" style:family="paragraph">
      <style:paragraph-properties fo:margin-bottom="0in" fo:text-indent="0.4916in"/>
      <style:text-properties style:font-name="Arial" style:font-name-complex="Arial" fo:font-style="italic" style:font-style-asian="italic" fo:font-size="8pt" style:font-size-asian="8pt" style:font-size-complex="8pt" fo:language="en" fo:country="US"/>
    </style:style>
    <style:style style:name="P31" style:parent-style-name="Normal" style:family="paragraph">
      <style:paragraph-properties fo:margin-bottom="0in" fo:text-indent="0.4916in"/>
      <style:text-properties style:font-name="Arial" style:font-name-complex="Arial" fo:font-style="italic" style:font-style-asian="italic" fo:font-size="8pt" style:font-size-asian="8pt" style:font-size-complex="8pt" fo:language="en" fo:country="US"/>
    </style:style>
    <style:style style:name="P32" style:parent-style-name="Normal" style:family="paragraph">
      <style:paragraph-properties fo:margin-bottom="0in" fo:text-indent="0.4916in"/>
      <style:text-properties style:font-name="Arial" style:font-name-complex="Arial" fo:font-style="italic" style:font-style-asian="italic" fo:font-size="8pt" style:font-size-asian="8pt" style:font-size-complex="8pt" fo:language="en" fo:country="US"/>
    </style:style>
    <style:style style:name="P33" style:parent-style-name="Normal" style:family="paragraph">
      <style:paragraph-properties fo:margin-bottom="0in" fo:text-indent="0.4916in"/>
      <style:text-properties style:font-name="Arial" style:font-name-complex="Arial" fo:font-style="italic" style:font-style-asian="italic" fo:font-size="8pt" style:font-size-asian="8pt" style:font-size-complex="8pt" fo:language="en" fo:country="US"/>
    </style:style>
    <style:style style:name="P34" style:parent-style-name="Normal" style:family="paragraph">
      <style:paragraph-properties fo:margin-bottom="0in" fo:text-indent="0.4916in"/>
      <style:text-properties style:font-name="Arial" style:font-name-complex="Arial" fo:font-style="italic" style:font-style-asian="italic" fo:font-size="8pt" style:font-size-asian="8pt" style:font-size-complex="8pt" fo:language="en" fo:country="US"/>
    </style:style>
    <style:style style:name="P35" style:parent-style-name="Normal" style:family="paragraph">
      <style:paragraph-properties fo:margin-bottom="0in" fo:text-indent="0.4916in"/>
      <style:text-properties style:font-name="Arial" style:font-name-complex="Arial" fo:font-style="italic" style:font-style-asian="italic" fo:font-size="8pt" style:font-size-asian="8pt" style:font-size-complex="8pt" fo:language="en" fo:country="US"/>
    </style:style>
    <style:style style:name="P36" style:parent-style-name="Normal" style:family="paragraph">
      <style:paragraph-properties fo:margin-bottom="0in" fo:text-indent="0.4916in"/>
      <style:text-properties style:font-name="Arial" style:font-name-complex="Arial" fo:font-style="italic" style:font-style-asian="italic" fo:font-size="8pt" style:font-size-asian="8pt" style:font-size-complex="8pt" fo:language="en" fo:country="US"/>
    </style:style>
    <style:style style:name="P37" style:parent-style-name="Normal" style:family="paragraph">
      <style:paragraph-properties fo:margin-bottom="0in"/>
      <style:text-properties style:font-name="Arial" style:font-name-complex="Arial" fo:font-style="italic" style:font-style-asian="italic" fo:font-size="8pt" style:font-size-asian="8pt" style:font-size-complex="8pt" fo:language="en" fo:country="US"/>
    </style:style>
    <style:style style:name="P38" style:parent-style-name="Normal" style:family="paragraph">
      <style:text-properties style:font-name="Arial" style:font-name-complex="Arial" fo:language="en" fo:country="US"/>
    </style:style>
    <style:style style:name="P39" style:parent-style-name="Normal" style:family="paragraph">
      <style:text-properties style:font-name="Arial" style:font-name-complex="Arial" fo:language="en" fo:country="US"/>
    </style:style>
    <style:style style:name="T40" style:parent-style-name="DefaultParagraphFont" style:family="text">
      <style:text-properties style:font-name="Arial" style:font-name-complex="Arial" fo:language="en" fo:country="US"/>
    </style:style>
    <style:style style:name="T4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42" style:parent-style-name="DefaultParagraphFont" style:family="text">
      <style:text-properties style:font-name="Arial" style:font-name-complex="Arial" fo:language="en" fo:country="US"/>
    </style:style>
    <style:style style:name="P43" style:parent-style-name="Normal" style:family="paragraph">
      <style:paragraph-properties fo:margin-bottom="0in"/>
    </style:style>
    <style:style style:name="T44" style:parent-style-name="DefaultParagraphFont" style:family="text">
      <style:text-properties style:font-name="Arial" style:font-name-complex="Arial" fo:language="en" fo:country="US"/>
    </style:style>
    <style:style style:name="T4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46" style:parent-style-name="DefaultParagraphFont" style:family="text">
      <style:text-properties style:font-name="Arial" style:font-name-complex="Arial" fo:language="en" fo:country="US"/>
    </style:style>
    <style:style style:name="P47" style:parent-style-name="Normal" style:family="paragraph">
      <style:paragraph-properties fo:margin-bottom="0in"/>
      <style:text-properties style:font-name="Arial" style:font-name-complex="Arial" fo:language="en" fo:country="US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style:font-name="Arial" style:font-name-complex="Arial" fo:language="en" fo:country="US"/>
    </style:style>
    <style:style style:name="T5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1" style:parent-style-name="DefaultParagraphFont" style:family="text">
      <style:text-properties style:font-name="Arial" style:font-name-complex="Arial" fo:language="en" fo:country="US"/>
    </style:style>
    <style:style style:name="P52" style:parent-style-name="Normal" style:family="paragraph">
      <style:paragraph-properties fo:margin-top="0.1666in"/>
    </style:style>
    <style:style style:name="T53" style:parent-style-name="DefaultParagraphFont" style:family="text">
      <style:text-properties style:font-name="Arial" style:font-name-complex="Arial" fo:language="en" fo:country="US"/>
    </style:style>
    <style:style style:name="T5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5" style:parent-style-name="DefaultParagraphFont" style:family="text">
      <style:text-properties style:font-name="Arial" style:font-name-complex="Arial" fo:language="en" fo:country="US"/>
    </style:style>
    <style:style style:name="P56" style:parent-style-name="Normal" style:family="paragraph">
      <style:paragraph-properties fo:margin-top="0.1666in"/>
    </style:style>
    <style:style style:name="T57" style:parent-style-name="DefaultParagraphFont" style:family="text">
      <style:text-properties style:font-name="Arial" style:font-name-complex="Arial" fo:language="en" fo:country="US"/>
    </style:style>
    <style:style style:name="T58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9" style:parent-style-name="DefaultParagraphFont" style:family="text">
      <style:text-properties style:font-name="Arial" style:font-name-complex="Arial" fo:language="en" fo:country="US"/>
    </style:style>
    <style:style style:name="P60" style:parent-style-name="Normal" style:family="paragraph">
      <style:paragraph-properties fo:margin-top="0.1666in"/>
    </style:style>
    <style:style style:name="T61" style:parent-style-name="DefaultParagraphFont" style:family="text">
      <style:text-properties style:font-name="Arial" style:font-name-complex="Arial" fo:language="en" fo:country="US"/>
    </style:style>
    <style:style style:name="T62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3" style:parent-style-name="DefaultParagraphFont" style:family="text">
      <style:text-properties style:font-name="Arial" style:font-name-complex="Arial" fo:language="en" fo:country="US"/>
    </style:style>
    <style:style style:name="T64" style:parent-style-name="DefaultParagraphFont" style:family="text">
      <style:text-properties style:font-name="Arial" style:font-name-complex="Arial" fo:language="en" fo:country="US"/>
    </style:style>
  </office:automatic-styles>
  <office:body>
    <office:text text:use-soft-page-breaks="true">
      <text:p text:style-name="P1">OpenCV – Notes</text:p>
      <text:p text:style-name="P2">Check this out before programming anything at all:</text:p>
      <text:p text:style-name="Normal"><text:span text:style-name="T3">Latest version of OpenCV:<text:s/></text:span><text:a xlink:href="http://opencv.org/downloads.html" office:target-frame-name="_top" xlink:show="replace"><text:span text:style-name="T4">http://opencv.org/downloads.html</text:span></text:a></text:p>
      <text:p text:style-name="Normal"><text:span text:style-name="T5">Add an<text:s/></text:span><text:span text:style-name="T6">OPENCV_Dir environment variable to make it easier to tell your compiler where to find the OpenCV binaries<text:s/></text:span><text:span text:style-name="T7"></text:span><text:span text:style-name="T8"><text:s/>setx –m OPENCV_DIR D:\OpenCV\Build\x64\vc10</text:span></text:p>
      <text:p text:style-name="P9">Check out OpenCV’s Git repository on Github (Codes, bugfixes, etc.)</text:p>
      <text:p text:style-name="Normal"><text:span text:style-name="T10">Tutorials:<text:s/></text:span><text:a xlink:href="http://opencv.org/tutorials" office:target-frame-name="_top" xlink:show="replace"><text:span text:style-name="T11">http://opencv.org/tutorials</text:span></text:a><text:span text:style-name="T12"><text:s/></text:span></text:p>
      <text:p text:style-name="Normal"><text:span text:style-name="T13">OpenCV Wiki (</text:span><text:a xlink:href="http://code.opencv.org/projects/opencv/wiki" office:target-frame-name="_top" xlink:show="replace"><text:span text:style-name="T14">http://code.opencv.org/projects/opencv/wiki</text:span></text:a><text:span text:style-name="T15">)</text:span></text:p>
      <text:p text:style-name="Normal"><text:span text:style-name="T16">Extensive documentation as well as a wiki (</text:span><text:a xlink:href="http://opencv.org" office:target-frame-name="_top" xlink:show="replace"><text:span text:style-name="T17">http://ope</text:span><text:span text:style-name="T18">ncv.org</text:span></text:a><text:span text:style-name="T19">): functions, arguments, large collection of tutorials (also basic subjects like how to install OpenCV etc.), Quick Start, Cheat Sheet, normal wiki, Q&amp;A</text:span></text:p>
      <text:p text:style-name="P20">This is all for programming not for actually understanding it</text:p>
      <text:p text:style-name="P21">Basic knowledge about OpenCV:</text:p>
      <text:p text:style-name="P22">Is split into two parts: mature opencv and the experimental opencv_contrib</text:p>
      <text:p text:style-name="P23">Mature opencv just maintained by the OpenCV team</text:p>
      <text:p text:style-name="P24">Opencv_contrib was developed by the community and is less stable but has some nice stuff in it (face recognition, text detection and<text:s/>recognition, etc)</text:p>
      <text:p text:style-name="P25">Actual Programs (can’t copy it because it’s in C++ not in Java)</text:p>
      <text:p text:style-name="P26">Display a Picture</text:p>
      <text:p text:style-name="P27">Toolkit called HighGUI (included in the OpenCV package)</text:p>
      <text:p text:style-name="P28">#include<text:tab/>&lt;opencv2/opencv.hpp&gt;<text:tab/>//Include file for every<text:s/>supported<text:s/>OpenCV<text:s/>function</text:p>
      <text:p text:style-name="P29">Int main(<text:tab/>int<text:s/>argc,<text:tab/>char**<text:s/>argv<text:s/>)<text:s/>{</text:p>
      <text:p text:style-name="P30">cv::Mat<text:s/>img<text:s/>=<text:s/>cv::imread(argv[1],-1);</text:p>
      <text:p text:style-name="P31">if(<text:s/>img.empty<text:s/>()<text:s text:c="2"/>)<text:s/>return<text:s/>-1;</text:p>
      <text:p text:style-name="P32">cv::namedWindow(<text:tab/>"Example1",<text:s/>cv::WINDOW_AUTOSIZE<text:tab/>);</text:p>
      <text:p text:style-name="P33">cv::imshow(<text:s/>"Example1",<text:s/>img<text:tab/>);</text:p>
      <text:p text:style-name="P34">cv::waitKey(<text:s/>0<text:s/>);</text:p>
      <text:p text:style-name="P35">cv::destroyWindow(<text:tab/><text:s/>"Example1"<text:s/>);</text:p>
      <text:p text:style-name="P36">return<text:tab/>0;<text:s/></text:p>
      <text:p text:style-name="P37">}</text:p>
      <text:p text:style-name="P38">This Program loads an image into memory and displays it on the screen and waits until the user presses a key and then closes it</text:p>
      <text:p text:style-name="P39">Imread() loads the image (can read a wide variety of image formats</text:p>
      <text:p text:style-name="Normal"><text:span text:style-name="T40">If( img.empty () ) return -1; checks if an image was actually read<text:s/></text:span><text:span text:style-name="T41"></text:span><text:span text:style-name="T42"><text:s/>important to avoid any unnecessary bugs</text:span></text:p>
      <text:p text:style-name="P43"><text:span text:style-name="T44">namedWindow () opens a window on the screen that can contain and display an image<text:s/></text:span><text:span text:style-name="T45"></text:span><text:span text:style-name="T46"><text:s/>see if it actually read the right thing; easy to check images</text:span></text:p>
      <text:p text:style-name="P47">You can assign a name to the Window to later on refer to this window by that name: namedWindow( “name”, cv::WINDOW_AUTOSIZE);</text:p>
      <text:p text:style-name="P48"><text:span text:style-name="T49">The second argument defines window properties</text:span><text:span text:style-name="T50"></text:span><text:span text:style-name="T51"><text:s/>set to 0 (default value) the image will be scaled so it fits into the window or you can do WINDOW_AUTOSIZE so the window shows the the image’s true size (second preferred)</text:span></text:p>
      <text:soft-page-break/>
      <text:p text:style-name="P52"><text:span text:style-name="T53">imshow( “name of the window”, img ); loads the image into the Window. If a window doesn’t exist it will creat one<text:s/></text:span><text:span text:style-name="T54"></text:span><text:span text:style-name="T55"><text:s/>draw one beforehand so you can call it later on without again creating one</text:span></text:p>
      <text:p text:style-name="P56"><text:span text:style-name="T57">waitKey( 0 ); waits for a keystroke if a positive argument is given it will wait for that number of milliseconds and the continue if nothing is pressed. If 0 or a negative argument is given it will wait indefinitely for a key-press<text:s/></text:span><text:span text:style-name="T58"></text:span><text:span text:style-name="T59"><text:s/>may be of use not sure yet how</text:span></text:p>
      <text:p text:style-name="P60"><text:span text:style-name="T61">destroyWindow( “name of the window”); we can destroy the window like that and with that also any associated memory usage<text:s/></text:span><text:span text:style-name="T62"></text:span><text:span text:style-name="T63"><text:s/>DO IT!! The program will be overloaded really quickly if u don’t (especially when I take an image ever second or so)</text:span></text:p>
      <text:p text:style-name="Normal"><text:span text:style-name="T64">Don’t forget to include the library and try not to just import all just the ones u need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rtmann Carlo</meta:initial-creator>
    <dc:creator>Carlo Hartmann</dc:creator>
    <meta:creation-date>2016-02-19T19:41:00Z</meta:creation-date>
    <dc:date>2016-02-20T15:05:00Z</dc:date>
    <meta:template xlink:href="Normal" xlink:type="simple"/>
    <meta:editing-cycles>2</meta:editing-cycles>
    <meta:editing-duration>PT0S</meta:editing-duration>
    <meta:document-statistic meta:page-count="2" meta:paragraph-count="6" meta:word-count="448" meta:character-count="3267" meta:row-count="23" meta:non-whitespace-character-count="2825"/>
  </office:meta>
</office:document-meta>
</file>